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ab3" officeooo:paragraph-rsid="00111ab3"/>
    </style:style>
    <style:style style:name="P2" style:family="paragraph" style:parent-style-name="Standard">
      <style:text-properties fo:font-weight="bold" officeooo:rsid="00111ab3" officeooo:paragraph-rsid="00111ab3" style:font-weight-asian="bold" style:font-weight-complex="bold"/>
    </style:style>
    <style:style style:name="P3" style:family="paragraph" style:parent-style-name="Standard">
      <style:text-properties fo:font-weight="bold" officeooo:rsid="00111ab3" officeooo:paragraph-rsid="001344a0" style:font-weight-asian="bold" style:font-weight-complex="bold"/>
    </style:style>
    <style:style style:name="P4" style:family="paragraph" style:parent-style-name="Standard">
      <style:text-properties fo:font-weight="bold" officeooo:rsid="00111ab3" officeooo:paragraph-rsid="00190944" style:font-weight-asian="bold" style:font-weight-complex="bold"/>
    </style:style>
    <style:style style:name="P5" style:family="paragraph" style:parent-style-name="Standard">
      <style:text-properties fo:font-size="10pt" fo:font-weight="normal" officeooo:rsid="00111ab3" officeooo:paragraph-rsid="001344a0" style:font-size-asian="8.75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11ab3" style:font-size-asian="8.75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11ab3" officeooo:paragraph-rsid="00177d16" style:font-size-asian="8.75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11ab3" style:font-size-asian="8.75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a0ca4" officeooo:paragraph-rsid="001a0ca4" style:font-size-asian="8.75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b1aaf" officeooo:paragraph-rsid="001b1aaf" style:font-size-asian="8.75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da9cf" officeooo:paragraph-rsid="001da9cf" style:font-size-asian="8.75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1e6e71" officeooo:paragraph-rsid="001e6e71" style:font-size-asian="8.75pt" style:font-weight-asian="normal" style:font-size-complex="10pt" style:font-weight-complex="normal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fo:font-weight="normal" officeooo:rsid="00128c08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1344a0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3fa80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145398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50307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5f225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77d16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190944" style:font-size-asian="8.75pt" style:font-weight-asian="normal" style:font-size-complex="10pt" style:font-weight-complex="normal"/>
    </style:style>
    <style:style style:name="T10" style:family="text">
      <style:text-properties fo:font-size="10pt" style:font-size-asian="8.75pt" style:font-size-complex="10pt"/>
    </style:style>
    <style:style style:name="T11" style:family="text">
      <style:text-properties officeooo:rsid="001c0ffe"/>
    </style:style>
    <style:style style:name="T12" style:family="text">
      <style:text-properties officeooo:rsid="001dc6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git</text:p>
      <text:p text:style-name="P1"/>
      <text:p text:style-name="P5">git config --global user.name “nombre” // agrega nombre de usuario</text:p>
      <text:p text:style-name="P5">git config --global user.name // <text:s/>ver nombre de usuario</text:p>
      <text:p text:style-name="P5">git config --global user.email “correo” // agrega correo de usuario</text:p>
      <text:p text:style-name="P5">git config --global user.email // ver correo de usuario</text:p>
      <text:p text:style-name="P3"><text:span text:style-name="T1">git config --global color.ui true </text:span><text:span text:style-name="T10">// </text:span><text:span text:style-name="T1">activa la distinción de colores</text:span></text:p>
      <text:p text:style-name="P4"><text:span text:style-name="T1">git init // inicia proy</text:span><text:span text:style-name="T2">e</text:span><text:span text:style-name="T1">cto, se usa solo una vez <text:line-break/>git status // muestra lo que ya subimos o lo que nos falta por subir <text:line-break/>git add </text:span><text:span text:style-name="T9">&lt;nombre carpeta&gt;</text:span><text:span text:style-name="T1">// adiciona carpetas</text:span></text:p>
      <text:p text:style-name="P4"><text:span text:style-name="T9">git add -A // adiciona todas las carpetas</text:span><text:span text:style-name="T1"><text:line-break/>git commit -m "mensaje" /// asigna c</text:span><text:span text:style-name="T5">o</text:span><text:span text:style-name="T1">mentarios de lo que cambiamos <text:line-break/>git log /// m</text:span><text:span text:style-name="T3">u</text:span><text:span text:style-name="T1">estra todos los commit</text:span><text:span text:style-name="T3">s </text:span><text:span text:style-name="T1">que hicimos <text:line-break/>git checkout </text:span><text:span text:style-name="T4">&lt;rama o commit&gt; // viaja a la rama o commit especificado</text:span><text:span text:style-name="T1"><text:line-break/>git reset --soft </text:span><text:span text:style-name="T5">&lt;commit o rama&gt;</text:span><text:span text:style-name="T1">//no borra codigo <text:line-break/>git reset --mixed </text:span><text:span text:style-name="T5">&lt;commit o rama&gt;</text:span><text:span text:style-name="T1">// avanzado<text:line-break/>git reset --hard </text:span><text:span text:style-name="T5">&lt;commit o rama&gt;</text:span><text:span text:style-name="T1">//borra todo </text:span></text:p>
      <text:p text:style-name="P2"><text:span text:style-name="T1">git branch /// mu</text:span><text:span text:style-name="T6">e</text:span><text:span text:style-name="T1">stra las ramas<text:line-break/>git branch nombre // crea una rama<text:line-break/>git checkout // moverse en las ramas<text:line-break/>git branch -d </text:span><text:span text:style-name="T7">&lt;rama&gt;</text:span><text:span text:style-name="T1">// borra ramas<text:line-break/>git merge Rama // adiciona toda la rama en la rama que estamos po</text:span><text:span text:style-name="T8">s</text:span><text:span text:style-name="T1">icionados</text:span></text:p>
      <text:p text:style-name="P7">git remote add origin link_github // conectar con github</text:p>
      <text:p text:style-name="P7">git remote -v // ver nuestra conexion</text:p>
      <text:p text:style-name="P6">git remote remove origin // eliminar repositorio remoto</text:p>
      <text:p text:style-name="P6">git push origin master // enviar cambios a github</text:p>
      <text:p text:style-name="P10">git push origin master -f // fuerza a enviar cambios a github aunque sea todo igual.</text:p>
      <text:p text:style-name="P6">git clone link_de_proyecto //Cuando no nos interesa colaborar en el proyecto, lo clonamos a nuestro computador</text:p>
      <text:p text:style-name="P9">git commit --amend -m “<text:span text:style-name="T11">descripción</text:span>” // corrige la descripcion del commit que está en HEAD</text:p>
      <text:p text:style-name="P11">git tag &lt;nombre tag&gt; // crea una etiqueta ligera, sin <text:span text:style-name="T12">descripción, al commit en head</text:span></text:p>
      <text:p text:style-name="P11">git tag &lt;nombre tag&gt; -m “mensaje” // crea una etiqueta con mensaje</text:p>
      <text:p text:style-name="P12">git tag &lt;nombre tag&gt; [codigo sha] // se agrega el tag al commit en especifico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1:00:21.643067967</meta:creation-date>
    <dc:date>2017-08-29T11:53:54.840848092</dc:date>
    <meta:editing-duration>PT50M22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316" meta:character-count="1781" meta:non-whitespace-character-count="1486"/>
  </office:meta>
</office:document-meta>
</file>